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2.006cm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color="#000000" draw:marker-end="Arrowheads_20_14" draw:marker-end-width="0.3cm" draw:fill="none" draw:textarea-vertical-align="middle"/>
    </style:style>
    <style:style style:name="gr3" style:family="graphic" style:parent-style-name="objectwithoutfill">
      <style:graphic-properties svg:stroke-color="#000000" draw:marker-end="Arrowheads_20_15" draw:marker-end-width="0.3cm" draw:fill="none" draw:textarea-vertical-align="middle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loext:graphic-properties draw:fill-color="#ffffff"/>
      <style:paragraph-properties fo:text-align="center"/>
      <style:text-properties fo:font-size="8pt" style:font-size-asian="8pt" style:font-size-complex="8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635cm" svg:x="1.295cm" svg:y="1.295cm">
          <text:p text:style-name="P1"><text:span text:style-name="T1">Ground </text:span><text:span text:style-name="T1">station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54cm" svg:height="0.635cm" svg:x="1.295cm" svg:y="2.565cm">
          <text:p text:style-name="P1"><text:span text:style-name="T1">MOC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65cm" svg:y1="1.93cm" svg:x2="2.565cm" svg:y2="2.565cm">
          <text:p/>
        </draw:line>
        <draw:custom-shape draw:style-name="gr1" draw:text-style-name="P2" draw:layer="layout" svg:width="2.54cm" svg:height="0.635cm" svg:x="1.295cm" svg:y="0.025cm">
          <text:p text:style-name="P1"><text:span text:style-name="T1">S/C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565cm" svg:y1="0.66cm" svg:x2="2.565cm" svg:y2="1.295cm">
          <text:p/>
        </draw:line>
        <draw:custom-shape draw:style-name="gr1" draw:text-style-name="P2" draw:layer="layout" svg:width="2.54cm" svg:height="0.635cm" svg:x="1.295cm" svg:y="3.835cm">
          <text:p text:style-name="P1"><text:span text:style-name="T1">GFTS server</text:span></text:p>
          <text:p text:style-name="P1"><text:span text:style-name="T1">at FHNW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2.565cm" svg:y1="3.2cm" svg:x2="2.565cm" svg:y2="3.835cm">
          <text:p/>
        </draw:line>
        <draw:custom-shape draw:style-name="gr1" draw:text-style-name="P2" draw:layer="layout" svg:width="2.54cm" svg:height="0.635cm" svg:x="1.295cm" svg:y="5.105cm">
          <text:p text:style-name="P1"><text:span text:style-name="T1">STIX data </text:span><text:span text:style-name="T1">center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025cm" fo:margin-bottom="0.025cm" fo:margin-left="0.025cm" fo:margin-right="0.025cm" fo:page-width="13.97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0T16:21:33.525013446</meta:creation-date>
    <dc:date>2021-08-11T10:11:45.104737720</dc:date>
    <meta:editing-duration>PT52M5S</meta:editing-duration>
    <meta:editing-cycles>7</meta:editing-cycles>
    <meta:generator>LibreOffice/7.1.4.2$Linux_X86_64 LibreOffice_project/10$Build-2</meta:generator>
    <meta:document-statistic meta:object-count="8"/>
  </office:meta>
</office:document-meta>
</file>